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ptos" svg:font-family="Apto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Aptos" officeooo:rsid="0018093e" officeooo:paragraph-rsid="0018093e"/>
    </style:style>
    <style:style style:name="T1" style:family="text">
      <style:text-properties officeooo:rsid="0019e441"/>
    </style:style>
    <style:style style:name="T2" style:family="text">
      <style:text-properties officeooo:rsid="001b8ad8"/>
    </style:style>
    <style:style style:name="T3" style:family="text">
      <style:text-properties officeooo:rsid="001c539c"/>
    </style:style>
    <style:style style:name="T4" style:family="text">
      <style:text-properties officeooo:rsid="001c686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his week I worked for 9.5 hours. </text:p>
      <text:p text:style-name="P1"/>
      <text:p text:style-name="P1"><text:tab/>This week I tentatively settled on <text:span text:style-name="T1">using the ESP32-S3 for the drone’s MPU. Previously I was concerned that the PWM pins were not going to predictable enough for drone motors. That is why was looking at an STM board since they often have extra drone hardware. This week I came across a few open source drone platforms that worked fine being controlled just by an ESP. This does reduce the overall complexity and some of the cost a bit. </text:span></text:p>
      <text:p text:style-name="P1"><text:tab/><text:span text:style-name="T1">There are many different versions of ESP32, but I think the S3 is a good starting place. It has 2 cores, good networking, and an FPU. It can also be had in multiple different </text:span><text:span text:style-name="T2">RAM and EEPROM capacities. For prototyping I think a mid range board will be good enough. When its done we might be able to put cheaper ones in the kits. Mid-range boards run about $12-15. </text:span></text:p>
      <text:p text:style-name="P1"><text:tab/><text:span text:style-name="T2">My team met for around 4 hours on Saturday to </text:span><text:span text:style-name="T3">work on the project proposal and migrate our workspace and stack to git. </text:span></text:p>
      <text:p text:style-name="P1"><text:tab/><text:span text:style-name="T3">On Thursday I finished the PCB MP, </text:span><text:span text:style-name="T4">and today I worked on my team’s book lecture for Wednesday.</text:span></text:p>
      <text:p text:style-name="P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ptos" svg:font-family="Apto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9-07T16:13:28.964281829</meta:creation-date>
    <dc:date>2025-09-07T17:14:18.577321187</dc:date>
    <meta:editing-duration>PT45M6S</meta:editing-duration>
    <meta:editing-cycles>4</meta:editing-cycles>
    <meta:generator>LibreOffice/25.8.1.1$Linux_X86_64 LibreOffice_project/54047653041915e595ad4e45cccea684809c77b5</meta:generator>
    <meta:document-statistic meta:table-count="0" meta:image-count="0" meta:object-count="0" meta:page-count="1" meta:paragraph-count="5" meta:word-count="196" meta:character-count="1050" meta:non-whitespace-character-count="851"/>
  </office:meta>
</office:document-meta>
</file>